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static_log" table:style-name="ta1">
        <table:shapes>
          <draw:frame draw:z-index="0" draw:style-name="gr1" draw:text-style-name="P1" svg:width="15.999cm" svg:height="8.999cm" svg:x="13.986cm" svg:y="3.288cm">
            <draw:object draw:notify-on-update-of-ranges="experiment_static_log.L2:experiment_static_log.L7 experiment_static_log.M2:experiment_static_log.M7 experiment_static_log.N2:experiment_static_log.N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.4436" calcext:value-type="float">
            <text:p>1.4436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table:number-columns-repeated="3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6.6756" calcext:value-type="float">
            <text:p>6.67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9668" calcext:value-type="float">
            <text:p>3.9668</text:p>
          </table:table-cell>
          <table:table-cell table:number-columns-repeated="6"/>
          <table:table-cell office:value-type="string" calcext:value-type="string">
            <text:p>Block 0</text:p>
          </table:table-cell>
          <table:table-cell table:formula="of:=AVERAGEIFS([.E1:.E23]; [.D1:.D23]; 0)" office:value-type="float" office:value="2.02285397354626" calcext:value-type="float">
            <text:p>2.02285397354626</text:p>
          </table:table-cell>
          <table:table-cell table:formula="of:=AVERAGEIFS([.V1:.V121]; [.U1:.U121]; 0)" office:value-type="float" office:value="3.41573015315844" calcext:value-type="float">
            <text:p>3.41573015315844</text:p>
          </table:table-cell>
          <table:table-cell table:number-columns-repeated="3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6312" calcext:value-type="float">
            <text:p>2.63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2.1589" calcext:value-type="float">
            <text:p>2.1589</text:p>
          </table:table-cell>
          <table:table-cell table:number-columns-repeated="6"/>
          <table:table-cell office:value-type="string" calcext:value-type="string">
            <text:p>Block 1</text:p>
          </table:table-cell>
          <table:table-cell table:formula="of:=AVERAGEIFS([.E24:.E47]; [.D24:.D47]; 1)" office:value-type="float" office:value="1.70097314063708" calcext:value-type="float">
            <text:p>1.70097314063708</text:p>
          </table:table-cell>
          <table:table-cell table:formula="of:=AVERAGEIFS([.V24:.V47]; [.U24:.U47]; 1)" office:value-type="float" office:value="2.67326464195252" calcext:value-type="float">
            <text:p>2.67326464195252</text:p>
          </table:table-cell>
          <table:table-cell table:number-columns-repeated="3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.4882" calcext:value-type="float">
            <text:p>2.4882</text:p>
          </table:table-cell>
          <table:table-cell table:number-columns-repeated="6"/>
          <table:table-cell office:value-type="string" calcext:value-type="string">
            <text:p>Block 2</text:p>
          </table:table-cell>
          <table:table-cell table:formula="of:=AVERAGEIFS([.E48:.E71]; [.D48:.D71]; 2)" office:value-type="float" office:value="1.94685820395152" calcext:value-type="float">
            <text:p>1.94685820395152</text:p>
          </table:table-cell>
          <table:table-cell table:formula="of:=AVERAGEIFS([.V48:.V71]; [.U48:.U71]; 2)" office:value-type="float" office:value="2.98450259834925" calcext:value-type="float">
            <text:p>2.98450259834925</text:p>
          </table:table-cell>
          <table:table-cell table:number-columns-repeated="3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.311" calcext:value-type="float">
            <text:p>2.3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3034" calcext:value-type="float">
            <text:p>2.3034</text:p>
          </table:table-cell>
          <table:table-cell table:number-columns-repeated="6"/>
          <table:table-cell office:value-type="string" calcext:value-type="string">
            <text:p>Block 3</text:p>
          </table:table-cell>
          <table:table-cell table:formula="of:=AVERAGEIFS([.E72:.E95]; [.D72:.D95]; 3)" office:value-type="float" office:value="1.491020125103" calcext:value-type="float">
            <text:p>1.491020125103</text:p>
          </table:table-cell>
          <table:table-cell table:formula="of:=AVERAGEIFS([.V72:.V95]; [.U72:.U95]; 3)" office:value-type="float" office:value="3.55196837921143" calcext:value-type="float">
            <text:p>3.55196837921143</text:p>
          </table:table-cell>
          <table:table-cell table:number-columns-repeated="3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51" calcext:value-type="float">
            <text:p>0.95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.03783297538757" calcext:value-type="float">
            <text:p>1.03783297538757</text:p>
          </table:table-cell>
          <table:table-cell table:number-columns-repeated="6"/>
          <table:table-cell office:value-type="string" calcext:value-type="string">
            <text:p>Block 4</text:p>
          </table:table-cell>
          <table:table-cell table:formula="of:=AVERAGEIFS([.E96:.E119]; [.D96:.D119]; 4)" office:value-type="float" office:value="1.46384593337377" calcext:value-type="float">
            <text:p>1.46384593337377</text:p>
          </table:table-cell>
          <table:table-cell table:formula="of:=AVERAGEIFS([.V96:.V119]; [.U96:.U119]; 4)" office:value-type="float" office:value="3.35181791030566" calcext:value-type="float">
            <text:p>3.35181791030566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3.20143270492554" calcext:value-type="float">
            <text:p>3.2014327049255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936493396759033" calcext:value-type="float">
            <text:p>0.936493396759033</text:p>
          </table:table-cell>
          <table:table-cell table:number-columns-repeated="6"/>
          <table:table-cell office:value-type="string" calcext:value-type="string">
            <text:p>Block 5</text:p>
          </table:table-cell>
          <table:table-cell table:formula="of:=AVERAGEIFS([.E120:.E143]; [.D120:.D143]; 5)" office:value-type="float" office:value="1.51038137558301" calcext:value-type="float">
            <text:p>1.51038137558301</text:p>
          </table:table-cell>
          <table:table-cell table:formula="of:=AVERAGEIFS([.V120:.V143]; [.U120:.U143]; 5)" office:value-type="float" office:value="2.6075021952788" calcext:value-type="float">
            <text:p>2.6075021952788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2.51717472076416" calcext:value-type="float">
            <text:p>2.5171747207641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.01131796836853" calcext:value-type="float">
            <text:p>1.01131796836853</text:p>
          </table:table-cell>
          <table:table-cell table:number-columns-repeated="14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.46327424049377" calcext:value-type="float">
            <text:p>2.4632742404937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.770318031311035" calcext:value-type="float">
            <text:p>0.770318031311035</text:p>
          </table:table-cell>
          <table:table-cell table:number-columns-repeated="14"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.45709490776062" calcext:value-type="float">
            <text:p>1.457094907760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0.906927347183228" calcext:value-type="float">
            <text:p>0.906927347183228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45801091194153" calcext:value-type="float">
            <text:p>2.4580109119415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09184956550598" calcext:value-type="float">
            <text:p>1.09184956550598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4.50849199295044" calcext:value-type="float">
            <text:p>4.5084919929504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4.55148997306824" calcext:value-type="float">
            <text:p>4.55148997306824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6.40320897102356" calcext:value-type="float">
            <text:p>6.4032089710235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2.50328441562712" calcext:value-type="float">
            <text:p>2.50328441562712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.11087727546692" calcext:value-type="float">
            <text:p>1.1108772754669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2.86387467384338" calcext:value-type="float">
            <text:p>2.86387467384338</text:p>
          </table:table-cell>
          <table:table-cell table:number-columns-repeated="14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7.90320897102356" calcext:value-type="float">
            <text:p>7.9032089710235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.15148997306824" calcext:value-type="float">
            <text:p>3.15148997306824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.60698699951172" calcext:value-type="float">
            <text:p>3.6069869995117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.92006683349609" calcext:value-type="float">
            <text:p>2.92006683349609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.35909032821655" calcext:value-type="float">
            <text:p>4.3590903282165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.15979623794556" calcext:value-type="float">
            <text:p>1.15979623794556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1.9031414985657" calcext:value-type="float">
            <text:p>11.903141498565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number-columns-repeated="14"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.6632" calcext:value-type="float">
            <text:p>1.6632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.143" calcext:value-type="float">
            <text:p>2.1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3.1269" calcext:value-type="float">
            <text:p>3.1269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3.6154" calcext:value-type="float">
            <text:p>3.61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1925" calcext:value-type="float">
            <text:p>1.192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.8233" calcext:value-type="float">
            <text:p>3.82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3.3912" calcext:value-type="float">
            <text:p>3.3912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.9831" calcext:value-type="float">
            <text:p>1.98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.9675" calcext:value-type="float">
            <text:p>0.967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.4393" calcext:value-type="float">
            <text:p>2.43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3.4797" calcext:value-type="float">
            <text:p>3.4797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.9832" calcext:value-type="float">
            <text:p>2.983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.933851003646851" calcext:value-type="float">
            <text:p>0.933851003646851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float" office:value="1.9135" calcext:value-type="float">
            <text:p>1.9135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.13976120948792" calcext:value-type="float">
            <text:p>1.1397612094879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.15282082557678" calcext:value-type="float">
            <text:p>1.15282082557678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7726" calcext:value-type="float">
            <text:p>0.7726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.92005348205566" calcext:value-type="float">
            <text:p>1.9200534820556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.822361707687378" calcext:value-type="float">
            <text:p>0.822361707687378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.22715020179749" calcext:value-type="float">
            <text:p>1.2271502017974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13554382324219" calcext:value-type="float">
            <text:p>1.13554382324219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.37065815925598" calcext:value-type="float">
            <text:p>5.3706581592559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.31890511512756" calcext:value-type="float">
            <text:p>1.31890511512756</text:p>
          </table:table-cell>
          <table:table-cell table:number-columns-repeated="6"/>
          <table:table-cell office:value-type="string" calcext:value-type="string">
            <text:p>ID</text:p>
          </table:table-cell>
          <table:table-cell office:value-type="float" office:value="2.322" calcext:value-type="float">
            <text:p>2.322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.57089972496033" calcext:value-type="float">
            <text:p>1.5708997249603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873962163925171" calcext:value-type="float">
            <text:p>0.873962163925171</text:p>
          </table:table-cell>
          <table:table-cell table:number-columns-repeated="6"/>
          <table:table-cell office:value-type="string" calcext:value-type="string">
            <text:p>MT</text:p>
          </table:table-cell>
          <table:table-cell office:value-type="float" office:value="3.7064" calcext:value-type="float">
            <text:p>3.7064</text:p>
          </table:table-cell>
          <table:table-cell table:number-columns-repeated="6"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.21876692771912" calcext:value-type="float">
            <text:p>1.2187669277191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.53552913665771" calcext:value-type="float">
            <text:p>1.53552913665771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.83931064605713" calcext:value-type="float">
            <text:p>2.8393106460571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.51995968818665" calcext:value-type="float">
            <text:p>2.51995968818665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.08748030662537" calcext:value-type="float">
            <text:p>1.0874803066253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68794298171997" calcext:value-type="float">
            <text:p>1.68794298171997</text:p>
          </table:table-cell>
          <table:table-cell table:number-columns-repeated="14"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.15114760398865" calcext:value-type="float">
            <text:p>5.1511476039886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.7518322467804" calcext:value-type="float">
            <text:p>1.7518322467804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1.15940713882446" calcext:value-type="float">
            <text:p>1.1594071388244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.99181866645813" calcext:value-type="float">
            <text:p>1.99181866645813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7.32729887962341" calcext:value-type="float">
            <text:p>7.3272988796234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.48782801628113" calcext:value-type="float">
            <text:p>1.48782801628113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.75911712646484" calcext:value-type="float">
            <text:p>1.7591171264648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table:number-columns-repeated="14"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5.38" calcext:value-type="float">
            <text:p>5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1.0791" calcext:value-type="float">
            <text:p>1.0791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.4714" calcext:value-type="float">
            <text:p>2.47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9831" calcext:value-type="float">
            <text:p>0.9831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5.5752" calcext:value-type="float">
            <text:p>5.57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0.0397" calcext:value-type="float">
            <text:p>10.0397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.6551" calcext:value-type="float">
            <text:p>1.65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3.415" calcext:value-type="float">
            <text:p>3.41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4.2474" calcext:value-type="float">
            <text:p>4.24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.4803" calcext:value-type="float">
            <text:p>4.4803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2.7838" calcext:value-type="float">
            <text:p>2.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3.7514" calcext:value-type="float">
            <text:p>3.7514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9272" calcext:value-type="float">
            <text:p>2.927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0.911421060562134" calcext:value-type="float">
            <text:p>0.911421060562134</text:p>
          </table:table-cell>
          <table:table-cell table:number-columns-repeated="14"/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3.08251810073853" calcext:value-type="float">
            <text:p>3.0825181007385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826220273971558" calcext:value-type="float">
            <text:p>0.826220273971558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.31879186630249" calcext:value-type="float">
            <text:p>1.3187918663024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.876779794692993" calcext:value-type="float">
            <text:p>0.876779794692993</text:p>
          </table:table-cell>
          <table:table-cell table:number-columns-repeated="14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.79859972000122" calcext:value-type="float">
            <text:p>1.7985997200012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.995903015136719" calcext:value-type="float">
            <text:p>0.995903015136719</text:p>
          </table:table-cell>
          <table:table-cell table:number-columns-repeated="14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2.77123165130615" calcext:value-type="float">
            <text:p>2.7712316513061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.718219995498657" calcext:value-type="float">
            <text:p>0.718219995498657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.53225803375244" calcext:value-type="float">
            <text:p>2.5322580337524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0.724137544631958" calcext:value-type="float">
            <text:p>0.724137544631958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.55808687210083" calcext:value-type="float">
            <text:p>1.5580868721008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.831868171691895" calcext:value-type="float">
            <text:p>0.831868171691895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.79162406921387" calcext:value-type="float">
            <text:p>4.7916240692138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2.76786947250366" calcext:value-type="float">
            <text:p>2.76786947250366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.83119487762451" calcext:value-type="float">
            <text:p>2.8311948776245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.72747302055359" calcext:value-type="float">
            <text:p>2.72747302055359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.82351732254028" calcext:value-type="float">
            <text:p>4.8235173225402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.71980667114258" calcext:value-type="float">
            <text:p>1.71980667114258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74330496788025" calcext:value-type="float">
            <text:p>2.7433049678802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.89639925956726" calcext:value-type="float">
            <text:p>1.89639925956726</text:p>
          </table:table-cell>
          <table:table-cell table:number-columns-repeated="14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.18340587615967" calcext:value-type="float">
            <text:p>1.1834058761596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.55989861488342" calcext:value-type="float">
            <text:p>1.55989861488342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6.18342900276184" calcext:value-type="float">
            <text:p>6.1834290027618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.11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table:number-columns-repeated="14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4.84" calcext:value-type="float">
            <text:p>4.8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9915" calcext:value-type="float">
            <text:p>0.991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.4387" calcext:value-type="float">
            <text:p>2.43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1.6714" calcext:value-type="float">
            <text:p>1.6714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.8633" calcext:value-type="float">
            <text:p>12.86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5275" calcext:value-type="float">
            <text:p>1.527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.6074" calcext:value-type="float">
            <text:p>2.60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.0955" calcext:value-type="float">
            <text:p>2.095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.4315" calcext:value-type="float">
            <text:p>5.43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.9436" calcext:value-type="float">
            <text:p>2.9436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3.2076" calcext:value-type="float">
            <text:p>3.20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1.0393" calcext:value-type="float">
            <text:p>1.0393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3.2313" calcext:value-type="float">
            <text:p>3.231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728377819061279" calcext:value-type="float">
            <text:p>0.728377819061279</text:p>
          </table:table-cell>
          <table:table-cell table:number-columns-repeated="14"/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2.16296625137329" calcext:value-type="float">
            <text:p>2.1629662513732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00964045524597" calcext:value-type="float">
            <text:p>1.00964045524597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.42226648330688" calcext:value-type="float">
            <text:p>2.4222664833068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.16353321075439" calcext:value-type="float">
            <text:p>1.16353321075439</text:p>
          </table:table-cell>
          <table:table-cell table:number-columns-repeated="14"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.17088413238525" calcext:value-type="float">
            <text:p>1.1708841323852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.860348463058472" calcext:value-type="float">
            <text:p>0.860348463058472</text:p>
          </table:table-cell>
          <table:table-cell table:number-columns-repeated="14"/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1.16112446784973" calcext:value-type="float">
            <text:p>1.1611244678497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0.948485374450684" calcext:value-type="float">
            <text:p>0.948485374450684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8757050037384" calcext:value-type="float">
            <text:p>1.875705003738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.00995659828186" calcext:value-type="float">
            <text:p>1.00995659828186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.09621930122375" calcext:value-type="float">
            <text:p>1.0962193012237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.54382467269897" calcext:value-type="float">
            <text:p>1.54382467269897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.39947748184204" calcext:value-type="float">
            <text:p>1.3994774818420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.4319224357605" calcext:value-type="float">
            <text:p>2.4319224357605</text:p>
          </table:table-cell>
          <table:table-cell table:number-columns-repeated="14"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11.015426158905" calcext:value-type="float">
            <text:p>11.01542615890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.27196192741394" calcext:value-type="float">
            <text:p>2.27196192741394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.65509366989136" calcext:value-type="float">
            <text:p>2.6550936698913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.5118772983551" calcext:value-type="float">
            <text:p>1.5118772983551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4.18337345123291" calcext:value-type="float">
            <text:p>4.1833734512329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.75194883346558" calcext:value-type="float">
            <text:p>2.75194883346558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1.7514047622681" calcext:value-type="float">
            <text:p>11.751404762268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2.46380591392517" calcext:value-type="float">
            <text:p>2.46380591392517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.3034999370575" calcext:value-type="float">
            <text:p>1.303499937057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.99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.63" calcext:value-type="float">
            <text:p>1.63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5.13" calcext:value-type="float">
            <text:p>5.1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14"/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77" calcext:value-type="float">
            <text:p>1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.3034" calcext:value-type="float">
            <text:p>1.3034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3.3032" calcext:value-type="float">
            <text:p>3.30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.4075" calcext:value-type="float">
            <text:p>2.407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2.7433" calcext:value-type="float">
            <text:p>2.74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.8319" calcext:value-type="float">
            <text:p>3.8319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float" office:value="4.9834" calcext:value-type="float">
            <text:p>4.98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2.3748" calcext:value-type="float">
            <text:p>2.3748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.3506" calcext:value-type="float">
            <text:p>3.35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2.4476" calcext:value-type="float">
            <text:p>2.4476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.6793" calcext:value-type="float">
            <text:p>2.67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.8072" calcext:value-type="float">
            <text:p>1.8072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.7435" calcext:value-type="float">
            <text:p>1.743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.870762348175049" calcext:value-type="float">
            <text:p>0.870762348175049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.90556216239929" calcext:value-type="float">
            <text:p>1.9055621623992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829419612884522" calcext:value-type="float">
            <text:p>0.829419612884522</text:p>
          </table:table-cell>
          <table:table-cell table:number-columns-repeated="14"/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.53586864471436" calcext:value-type="float">
            <text:p>1.5358686447143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0.899652242660522" calcext:value-type="float">
            <text:p>0.899652242660522</text:p>
          </table:table-cell>
          <table:table-cell table:number-columns-repeated="14"/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1.21981906890869" calcext:value-type="float">
            <text:p>1.2198190689086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0.563363790512085" calcext:value-type="float">
            <text:p>0.563363790512085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.98704886436462" calcext:value-type="float">
            <text:p>1.987048864364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.25201010704041" calcext:value-type="float">
            <text:p>1.25201010704041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.25424647331238" calcext:value-type="float">
            <text:p>1.2542464733123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.815428495407105" calcext:value-type="float">
            <text:p>0.815428495407105</text:p>
          </table:table-cell>
          <table:table-cell table:number-columns-repeated="14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2.35353851318359" calcext:value-type="float">
            <text:p>2.3535385131835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.38391733169556" calcext:value-type="float">
            <text:p>1.38391733169556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.56736660003662" calcext:value-type="float">
            <text:p>2.567366600036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1.27974367141724" calcext:value-type="float">
            <text:p>1.27974367141724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2.4954125881195" calcext:value-type="float">
            <text:p>12.495412588119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.20787858963013" calcext:value-type="float">
            <text:p>2.20787858963013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15.5274662971497" calcext:value-type="float">
            <text:p>15.527466297149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.32788801193237" calcext:value-type="float">
            <text:p>1.32788801193237</text:p>
          </table:table-cell>
          <table:table-cell table:number-columns-repeated="14"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.95146226882935" calcext:value-type="float">
            <text:p>1.9514622688293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.08797693252563" calcext:value-type="float">
            <text:p>2.08797693252563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.58329916000366" calcext:value-type="float">
            <text:p>1.5832991600036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.07186126708984" calcext:value-type="float">
            <text:p>1.07186126708984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.99923920631409" calcext:value-type="float">
            <text:p>1.9992392063140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1.17" calcext:value-type="float">
            <text:p>1.17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table:number-columns-repeated="14"/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.17" calcext:value-type="float">
            <text:p>1.17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4313" calcext:value-type="float">
            <text:p>1.4313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.6155" calcext:value-type="float">
            <text:p>1.61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0.9348" calcext:value-type="float">
            <text:p>0.9348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.9433" calcext:value-type="float">
            <text:p>1.94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.2161" calcext:value-type="float">
            <text:p>2.2161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.3033" calcext:value-type="float">
            <text:p>3.30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3.1515" calcext:value-type="float">
            <text:p>3.1515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2.0553" calcext:value-type="float">
            <text:p>2.05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2.2153" calcext:value-type="float">
            <text:p>2.2153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5.9593" calcext:value-type="float">
            <text:p>5.95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yzh3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.3668" calcext:value-type="float">
            <text:p>2.3668</text:p>
          </table:table-cell>
          <table:table-cell table:number-columns-repeated="12"/>
          <table:table-cell office:value-type="string" calcext:value-type="string">
            <text:p>yzh36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7.7268" calcext:value-type="float">
            <text:p>7.726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.749106407165527" calcext:value-type="float">
            <text:p>0.749106407165527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5.09744048118591" calcext:value-type="float">
            <text:p>5.09744048118591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0.785894393920898" calcext:value-type="float">
            <text:p>0.785894393920898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.47072076797485" calcext:value-type="float">
            <text:p>1.4707207679748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.763211250305176" calcext:value-type="float">
            <text:p>0.763211250305176</text:p>
          </table:table-cell>
          <table:table-cell table:number-columns-repeated="14"/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1.57608985900879" calcext:value-type="float">
            <text:p>1.5760898590087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.893903017044067" calcext:value-type="float">
            <text:p>0.893903017044067</text:p>
          </table:table-cell>
          <table:table-cell table:number-columns-repeated="14"/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3.55904102325439" calcext:value-type="float">
            <text:p>3.5590410232543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24898838996887" calcext:value-type="float">
            <text:p>1.24898838996887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.58735918998718" calcext:value-type="float">
            <text:p>1.5873591899871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0.867066621780396" calcext:value-type="float">
            <text:p>0.867066621780396</text:p>
          </table:table-cell>
          <table:table-cell table:number-columns-repeated="14"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1.12684488296509" calcext:value-type="float">
            <text:p>1.1268448829650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.05582690238953" calcext:value-type="float">
            <text:p>1.05582690238953</text:p>
          </table:table-cell>
          <table:table-cell table:number-columns-repeated="14"/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2.09523010253906" calcext:value-type="float">
            <text:p>2.0952301025390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2.21588969230652" calcext:value-type="float">
            <text:p>2.21588969230652</text:p>
          </table:table-cell>
          <table:table-cell table:number-columns-repeated="14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.24709105491638" calcext:value-type="float">
            <text:p>1.2470910549163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3.06395125389099" calcext:value-type="float">
            <text:p>3.06395125389099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.05533480644226" calcext:value-type="float">
            <text:p>4.0553348064422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983904361724854" calcext:value-type="float">
            <text:p>0.983904361724854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.25510621070862" calcext:value-type="float">
            <text:p>1.255106210708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.53569030761719" calcext:value-type="float">
            <text:p>2.53569030761719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3.87136125564575" calcext:value-type="float">
            <text:p>3.8713612556457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.1999204158783" calcext:value-type="float">
            <text:p>2.1999204158783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.57493305206299" calcext:value-type="float">
            <text:p>1.5749330520629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table:number-columns-repeated="14"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1.43" calcext:value-type="float">
            <text:p>1.43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.19" calcext:value-type="float">
            <text:p>1.19</text:p>
          </table:table-cell>
          <table:table-cell table:number-columns-repeated="14"/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2.07" calcext:value-type="float">
            <text:p>2.07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1.46" calcext:value-type="float">
            <text:p>1.4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table:number-columns-repeated="14"/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.9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1.19" calcext:value-type="float">
            <text:p>1.19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table:number-columns-repeated="14"/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.33" calcext:value-type="float">
            <text:p>2.33</text:p>
          </table:table-cell>
          <table:table-cell table:number-columns-repeated="100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16:42:56.013842635</dc:date>
    <meta:editing-duration>PT3H49M2S</meta:editing-duration>
    <meta:editing-cycles>44</meta:editing-cycles>
    <meta:generator>LibreOffice/7.3.7.2$Linux_X86_64 LibreOffice_project/30$Build-2</meta:generator>
    <meta:document-statistic meta:table-count="1" meta:cell-count="10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power static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power dynamic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Static vs Dynamic Keyboard Layout</text:p>
        </chart:title>
        <chart:legend chart:legend-position="end" svg:x="12.354cm" svg:y="3.454cm" style:legend-expansion="high" chart:style-name="ch3"/>
        <chart:plot-area chart:style-name="ch4" table:cell-range-address="experiment_static_log.L2:experiment_static_log.N7" chart:data-source-has-labels="both" svg:x="1.331cm" svg:y="1.275cm" svg:width="10.703cm" svg:height="6.564cm">
          <chart:coordinate-region svg:x="2.058cm" svg:y="1.474cm" svg:width="9.392cm" svg:height="5.718cm"/>
          <chart:axis chart:dimension="x" chart:name="primary-x" chart:style-name="ch5" chartooo:axis-type="auto">
            <chartooo:date-scale/>
            <chart:title svg:x="5.606cm" svg:y="8.019cm" chart:style-name="ch6">
              <text:p>Block Number</text:p>
            </chart:title>
            <chart:categories table:cell-range-address="experiment_static_log.L2:experiment_static_log.L7"/>
          </chart:axis>
          <chart:axis chart:dimension="y" chart:name="primary-y" chart:style-name="ch5">
            <chart:title svg:x="0.451cm" svg:y="5.911cm" chart:style-name="ch7">
              <text:p>Selection Time (s)</text:p>
            </chart:title>
            <chart:grid chart:style-name="ch8" chart:class="major"/>
          </chart:axis>
          <chart:series chart:style-name="ch9" chart:values-cell-range-address="experiment_static_log.M2:experiment_static_log.M7" loext:label-string="static" chart:class="chart:line">
            <chart:regression-curve chart:style-name="ch10">
              <chart:equation chart:display-equation="true" chart:display-r-square="true" svg:x="2.169cm" svg:y="5.187cm"/>
            </chart:regression-curve>
            <chart:data-point chart:repeated="6"/>
          </chart:series>
          <chart:series chart:style-name="ch11" chart:values-cell-range-address="experiment_static_log.N2:experiment_static_log.N7" loext:label-string="dynamic" chart:class="chart:line">
            <chart:regression-curve chart:style-name="ch12">
              <chart:equation chart:display-equation="true" chart:display-r-square="true" svg:x="2.059cm" svg:y="1.355cm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Block 0</text:p>
                <draw:g>
                  <svg:desc>experiment_static_log.L2:experiment_static_log.L7</svg:desc>
                </draw:g>
              </table:table-cell>
              <table:table-cell office:value-type="float" office:value="2.02285397354626">
                <text:p>2.02285397354626</text:p>
                <draw:g>
                  <svg:desc>experiment_static_log.M2:experiment_static_log.M7</svg:desc>
                </draw:g>
              </table:table-cell>
              <table:table-cell office:value-type="float" office:value="3.41573015315844">
                <text:p>3.41573015315844</text:p>
                <draw:g>
                  <svg:desc>experiment_static_log.N2:experiment_static_log.N7</svg:desc>
                </draw:g>
              </table:table-cell>
            </table:table-row>
            <table:table-row>
              <table:table-cell office:value-type="string">
                <text:p>Block 1</text:p>
              </table:table-cell>
              <table:table-cell office:value-type="float" office:value="1.70097314063708">
                <text:p>1.70097314063708</text:p>
              </table:table-cell>
              <table:table-cell office:value-type="float" office:value="2.67326464195252">
                <text:p>2.67326464195252</text:p>
              </table:table-cell>
            </table:table-row>
            <table:table-row>
              <table:table-cell office:value-type="string">
                <text:p>Block 2</text:p>
              </table:table-cell>
              <table:table-cell office:value-type="float" office:value="1.94685820395152">
                <text:p>1.94685820395152</text:p>
              </table:table-cell>
              <table:table-cell office:value-type="float" office:value="2.98450259834925">
                <text:p>2.98450259834925</text:p>
              </table:table-cell>
            </table:table-row>
            <table:table-row>
              <table:table-cell office:value-type="string">
                <text:p>Block 3</text:p>
              </table:table-cell>
              <table:table-cell office:value-type="float" office:value="1.491020125103">
                <text:p>1.491020125103</text:p>
              </table:table-cell>
              <table:table-cell office:value-type="float" office:value="3.55196837921143">
                <text:p>3.55196837921143</text:p>
              </table:table-cell>
            </table:table-row>
            <table:table-row>
              <table:table-cell office:value-type="string">
                <text:p>Block 4</text:p>
              </table:table-cell>
              <table:table-cell office:value-type="float" office:value="1.46384593337377">
                <text:p>1.46384593337377</text:p>
              </table:table-cell>
              <table:table-cell office:value-type="float" office:value="3.35181791030566">
                <text:p>3.35181791030566</text:p>
              </table:table-cell>
            </table:table-row>
            <table:table-row>
              <table:table-cell office:value-type="string">
                <text:p>Block 5</text:p>
              </table:table-cell>
              <table:table-cell office:value-type="float" office:value="1.51038137558301">
                <text:p>1.51038137558301</text:p>
              </table:table-cell>
              <table:table-cell office:value-type="float" office:value="2.6075021952788">
                <text:p>2.6075021952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